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17"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18"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0"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00cc00" fo:language="en" fo:country="US"/>
    </style:style>
    <style:style style:name="P31" style:family="paragraph" style:parent-style-name="Text_20_body">
      <style:text-properties fo:language="ru" fo:country="RU"/>
    </style:style>
    <style:style style:name="P32" style:family="paragraph" style:parent-style-name="Text_20_body">
      <style:paragraph-properties fo:text-align="justify" style:justify-single-word="false"/>
      <style:text-properties fo:language="ru" fo:country="RU"/>
    </style:style>
    <style:style style:name="P33"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34"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35"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36"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37"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38"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39"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2"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43"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44"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45"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46"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47"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48"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4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50"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51"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52"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53" style:family="paragraph" style:parent-style-name="First_20_line_20_indent">
      <style:text-properties officeooo:rsid="0038cae1" officeooo:paragraph-rsid="0038cae1"/>
    </style:style>
    <style:style style:name="P54" style:family="paragraph" style:parent-style-name="First_20_line_20_indent">
      <style:text-properties officeooo:rsid="003a9e10" officeooo:paragraph-rsid="003a9e10"/>
    </style:style>
    <style:style style:name="P55" style:family="paragraph" style:parent-style-name="First_20_line_20_indent">
      <style:text-properties fo:language="ru" fo:country="RU" officeooo:rsid="0038cae1" officeooo:paragraph-rsid="0038cae1"/>
    </style:style>
    <style:style style:name="P56" style:family="paragraph" style:parent-style-name="First_20_line_20_indent">
      <style:text-properties fo:language="ru" fo:country="RU" officeooo:rsid="0038cae1" officeooo:paragraph-rsid="003a9e10"/>
    </style:style>
    <style:style style:name="P57" style:family="paragraph" style:parent-style-name="First_20_line_20_indent">
      <style:text-properties fo:language="ru" fo:country="RU" officeooo:rsid="003a9e10" officeooo:paragraph-rsid="003a9e10"/>
    </style:style>
    <style:style style:name="P58" style:family="paragraph" style:parent-style-name="First_20_line_20_indent">
      <style:text-properties fo:font-size="15pt" fo:language="ru" fo:country="RU" officeooo:rsid="003a9e10" officeooo:paragraph-rsid="003a9e10" style:font-size-asian="15pt" style:font-size-complex="15pt"/>
    </style:style>
    <style:style style:name="P59" style:family="paragraph" style:parent-style-name="First_20_line_20_indent">
      <style:paragraph-properties fo:margin-left="0cm" fo:margin-right="0cm" fo:text-indent="0cm" style:auto-text-indent="false"/>
      <style:text-properties officeooo:rsid="0036b666" officeooo:paragraph-rsid="0036b666"/>
    </style:style>
    <style:style style:name="P60"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61" style:family="paragraph" style:parent-style-name="Heading_20_2">
      <style:text-properties fo:language="ru" fo:country="RU"/>
    </style:style>
    <style:style style:name="P62" style:family="paragraph" style:parent-style-name="Heading_20_2">
      <style:text-properties fo:language="ru" fo:country="RU" officeooo:rsid="0042e052"/>
    </style:style>
    <style:style style:name="P63" style:family="paragraph" style:parent-style-name="Heading_20_2">
      <style:paragraph-properties fo:margin-left="0cm" fo:margin-right="0cm" fo:text-indent="0.499cm" style:auto-text-indent="false"/>
    </style:style>
    <style:style style:name="P64" style:family="paragraph" style:parent-style-name="First_20_line_20_indent" style:list-style-name="L14"/>
    <style:style style:name="P65" style:family="paragraph" style:parent-style-name="First_20_line_20_indent" style:list-style-name="L14">
      <style:text-properties officeooo:rsid="0036b666" officeooo:paragraph-rsid="0036b666"/>
    </style:style>
    <style:style style:name="P66" style:family="paragraph" style:parent-style-name="First_20_line_20_indent" style:list-style-name="L14">
      <style:text-properties fo:language="ru" fo:country="RU" officeooo:rsid="0036b666" officeooo:paragraph-rsid="0036b666"/>
    </style:style>
    <style:style style:name="P67" style:family="paragraph" style:parent-style-name="First_20_line_20_indent" style:list-style-name="L15">
      <style:text-properties fo:language="ru" fo:country="RU" officeooo:rsid="0036b666" officeooo:paragraph-rsid="0036b666"/>
    </style:style>
    <style:style style:name="P68"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69" style:family="paragraph" style:parent-style-name="Heading_20_1">
      <style:paragraph-properties fo:margin-left="0cm" fo:margin-right="0cm" fo:text-align="center" style:justify-single-word="false" fo:text-indent="0.499cm" style:auto-text-indent="false"/>
    </style:style>
    <style:style style:name="P70" style:family="paragraph" style:parent-style-name="Text_20_body" style:list-style-name="L4">
      <style:text-properties fo:language="ru" fo:country="RU"/>
    </style:style>
    <style:style style:name="P71" style:family="paragraph" style:parent-style-name="Text_20_body" style:list-style-name="L5">
      <style:text-properties fo:language="ru" fo:country="RU" officeooo:paragraph-rsid="001adbb3"/>
    </style:style>
    <style:style style:name="P72" style:family="paragraph" style:parent-style-name="Text_20_body" style:list-style-name="L6">
      <style:paragraph-properties fo:text-align="justify" style:justify-single-word="false"/>
      <style:text-properties fo:language="ru" fo:country="RU"/>
    </style:style>
    <style:style style:name="P73" style:family="paragraph" style:parent-style-name="Text_20_body" style:list-style-name="L7">
      <style:paragraph-properties fo:text-align="justify" style:justify-single-word="false"/>
      <style:text-properties fo:language="ru" fo:country="RU"/>
    </style:style>
    <style:style style:name="P74" style:family="paragraph" style:parent-style-name="Text_20_body" style:list-style-name="L8">
      <style:paragraph-properties fo:text-align="justify" style:justify-single-word="false"/>
      <style:text-properties fo:language="ru" fo:country="RU"/>
    </style:style>
    <style:style style:name="P75"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76"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77"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78"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9"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81"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82"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83"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84"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85"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86"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87"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88"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89"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90"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91"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92"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93"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94"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95"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96"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97"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en" fo:country="US"/>
    </style:style>
    <style:style style:name="T25" style:family="text">
      <style:text-properties fo:language="en" fo:country="US" officeooo:rsid="0018edcf"/>
    </style:style>
    <style:style style:name="T26" style:family="text">
      <style:text-properties fo:color="#800000"/>
    </style:style>
    <style:style style:name="T27" style:family="text">
      <style:text-properties fo:color="#800000" fo:language="ru" fo:country="RU"/>
    </style:style>
    <style:style style:name="T28" style:family="text">
      <style:text-properties style:use-window-font-color="true"/>
    </style:style>
    <style:style style:name="T29" style:family="text">
      <style:text-properties officeooo:rsid="00167d86"/>
    </style:style>
    <style:style style:name="T30" style:family="text">
      <style:text-properties officeooo:rsid="0018c4f4"/>
    </style:style>
    <style:style style:name="T31" style:family="text">
      <style:text-properties officeooo:rsid="003f3519"/>
    </style:style>
    <style:style style:name="T32" style:family="text">
      <style:text-properties fo:color="#ff3333" fo:language="ru" fo:country="RU"/>
    </style:style>
    <style:style style:name="T33" style:family="text">
      <style:text-properties officeooo:rsid="004c0973"/>
    </style:style>
    <style:style style:name="T34" style:family="text">
      <style:text-properties officeooo:rsid="0050032e"/>
    </style:style>
    <style:style style:name="T35" style:family="text">
      <style:text-properties officeooo:rsid="00512708"/>
    </style:style>
    <style:style style:name="T36" style:family="text">
      <style:text-properties officeooo:rsid="00536eae"/>
    </style:style>
    <style:style style:name="T37" style:family="text">
      <style:text-properties officeooo:rsid="0057537e"/>
    </style:style>
    <style:style style:name="T38" style:family="text">
      <style:text-properties officeooo:rsid="0057b8d6"/>
    </style:style>
    <style:style style:name="T39" style:family="text">
      <style:text-properties officeooo:rsid="005894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Последний фанфик</text:h>
      <text:p text:style-name="P1"/>
      <text:p text:style-name="P15">Оригинал (недоступен, «<text:span text:style-name="T31">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86"><text:a xlink:type="simple" xlink:href="http://everypony.ru/fanfik-na-dosuge-iskrenne-tvoya">http://everypony.ru/fanfik-na-dosuge-iskrenne-tvoya</text:a></text:p>
      <text:p text:style-name="P86"/>
      <text:p text:style-name="P86"><text:a xlink:type="simple" xlink:href="http://everypony.ru/rasskaz-tysyacha-let-v-odinochestve">http://everypony.ru/rasskaz-tysyacha-let-v-odinochestve</text:a></text:p>
      <text:p text:style-name="P86"><text:a xlink:type="simple" xlink:href="https://darkpony.ru/vechno-moloda">https://darkpony.ru/vechno-moloda</text:a></text:p>
      <text:p text:style-name="P86"><text:a xlink:type="simple" xlink:href="https://darkpony.ru/tvajlajt-sparkl-zavarivaet-chaj/">https://darkpony.ru/tvajlajt-sparkl-zavarivaet-chaj/</text:a></text:p>
      <text:p text:style-name="P16"><text:a xlink:type="simple" xlink:href="http://everypony.ru/instrukciya-po-pravilnomu-shippingu">http://everypony.ru/instrukciya-po-pravilnomu-shippingu</text:a></text:p>
      <text:p text:style-name="P16"><text:a xlink:type="simple" xlink:href="https://darkpony.ru/pastoralnyj-fanfik-pro-krizalis">https://darkpony.ru/pastoralnyj-fanfik-pro-krizalis</text:a></text:p>
      <text:p text:style-name="P16"><text:a xlink:type="simple" xlink:href="http://everypony.ru/kogda-mne-bylo-tridcat">http://everypony.ru/kogda-mne-bylo-tridcat</text:a></text:p>
      <text:p text:style-name="P16"><text:a xlink:type="simple" xlink:href="https://darkpony.ru/samoe-zavetnoe-zhelanie/">https://darkpony.ru/samoe-zavetnoe-zhelanie/</text:a></text:p>
      <text:p text:style-name="P16"><text:a xlink:type="simple" xlink:href="https://darkpony.ru/rent-a-love">https://darkpony.ru/rent-a-love</text:a></text:p>
      <text:p text:style-name="P17"><text:a xlink:type="simple" xlink:href="https://darkpony.ru/rent-a-love-never-ever/">https://darkpony.ru/rent-a-love-never-ever/</text:a></text:p>
      <text:p text:style-name="P17"><text:a xlink:type="simple" xlink:href="http://everypony.ru/fanfik-na-dosuge-princessa-selestiya-nenavidit-chaj">http://everypony.ru/fanfik-na-dosuge-princessa-selestiya-nenavidit-chaj</text:a></text:p>
      <text:p text:style-name="P17"><text:a xlink:type="simple" xlink:href="https://darkpony.ru/to-chto-ty-ne-xochesh-znat/">https://darkpony.ru/to-chto-ty-ne-xochesh-znat/</text:a></text:p>
      <text:p text:style-name="P17"/>
      <text:p text:style-name="P17"><text:a xlink:type="simple" xlink:href="http://everypony.ru/rasskaz-zabiraj">http://everypony.ru/rasskaz-zabiraj</text:a></text:p>
      <text:p text:style-name="P17"><text:a xlink:type="simple" xlink:href="http://stories.everypony.ru/story/32/download/Selestiya_tozhe_lyubit_maffiny.html.zip">http://stories.everypony.ru/story/32/download/Selestiya_tozhe_lyubit_maffiny.html.zip</text:a></text:p>
      <text:p text:style-name="P18"><text:a xlink:type="simple" xlink:href="http://everypony.ru/rasskaz-upavshee-nebo">http://everypony.ru/rasskaz-upavshee-nebo</text:a></text:p>
      <text:p text:style-name="P19"><text:a xlink:type="simple" xlink:href="http://everypony.ru/rasskaz-fabrika-radug">http://everypony.ru/rasskaz-fabrika-radug</text:a></text:p>
      <text:p text:style-name="P19"><text:a xlink:type="simple" xlink:href="http://everypony.ru/rasskaz-po-tu-storonu-radugi">http://everypony.ru/rasskaz-po-tu-storonu-radugi</text:a></text:p>
      <text:p text:style-name="P80"><text:a xlink:type="simple" xlink:href="http://everypony.ru/rasskaz-iz-chego-sostoit-raduga">http://everypony.ru/rasskaz-iz-chego-sostoit-raduga</text:a></text:p>
      <text:p text:style-name="P80"><text:a xlink:type="simple" xlink:href="http://everypony.ru/rasskaz-i-krylyami-svoimi-ya-ukroyu-tebya">http://everypony.ru/rasskaz-i-krylyami-svoimi-ya-ukroyu-tebya</text:a></text:p>
      <text:p text:style-name="P80"><text:a xlink:type="simple" xlink:href="https://darkpony.ru/ksenofiliya/">https://darkpony.ru/ksenofiliya/</text:a></text:p>
      <text:p text:style-name="P81"><text:a xlink:type="simple" xlink:href="https://darkpony.ru/xudozhnik-v-ekvestrii-dobavlena-sedmaya-glava/">https://darkpony.ru/xudozhnik-v-ekvestrii-dobavlena-sedmaya-glava/</text:a></text:p>
      <text:p text:style-name="P81"><text:a xlink:type="simple" xlink:href="https://darkpony.ru/ulybka-aktrisy/">https://darkpony.ru/ulybka-aktrisy/</text:a></text:p>
      <text:p text:style-name="P81"><text:a xlink:type="simple" xlink:href="https://darkpony.ru/liniya-gorizonta/">https://darkpony.ru/liniya-gorizonta/</text:a></text:p>
      <text:p text:style-name="P81"><text:a xlink:type="simple" xlink:href="http://everypony.ru/rasskaz-svet-vo-tme">http://everypony.ru/rasskaz-svet-vo-tme</text:a></text:p>
      <text:p text:style-name="P81"><text:a xlink:type="simple" xlink:href="http://everypony.ru/rasskaz-apollon">http://everypony.ru/rasskaz-apollon</text:a></text:p>
      <text:p text:style-name="P82"><text:a xlink:type="simple" xlink:href="http://everypony.ru/rasskaz-ponifikaciya-stroptivyx">http://everypony.ru/rasskaz-ponifikaciya-stroptivyx</text:a></text:p>
      <text:p text:style-name="P82"><text:soft-page-break/><text:a xlink:type="simple" xlink:href="http://everypony.ru/ponytopia">http://everypony.ru/ponytopia</text:a></text:p>
      <text:p text:style-name="P82"><text:a xlink:type="simple" xlink:href="http://everypony.ru/rasskaz-maxovik-apokalipsisa">http://everypony.ru/rasskaz-maxovik-apokalipsisa</text:a></text:p>
      <text:p text:style-name="P82"><text:a xlink:type="simple" xlink:href="https://darkpony.ru/keksiki-cupcakes/">https://darkpony.ru/keksiki-cupcakes/</text:a></text:p>
      <text:p text:style-name="P83"><text:a xlink:type="simple" xlink:href="https://darkpony.ru/keksiki-reabilitaciya/">https://darkpony.ru/keksiki-reabilitaciya/</text:a></text:p>
      <text:p text:style-name="P83"><text:a xlink:type="simple" xlink:href="https://darkpony.ru/adazhio-dueta-strunnyx-instrumentov/">https://darkpony.ru/adazhio-dueta-strunnyx-instrumentov/</text:a></text:p>
      <text:p text:style-name="P83"><text:a xlink:type="simple" xlink:href="https://darkpony.ru/chto-sluchilos-v-eppldzhek-podarok/">https://darkpony.ru/chto-sluchilos-v-eppldzhek-podarok/</text:a></text:p>
      <text:p text:style-name="P83"><text:a xlink:type="simple" xlink:href="https://darkpony.ru/pz1/">https://darkpony.ru/pz1/</text:a></text:p>
      <text:p text:style-name="P83"/>
      <text:p text:style-name="P84">Обзоры:</text:p>
      <text:p text:style-name="P84"><text:a xlink:type="simple" xlink:href="http://everypony.ru/po-sledam-epizoda-magical-mystery-cure-volshebnoe-tainstvennoe-chudodejstvie">http://everypony.ru/po-sledam-epizoda-magical-mystery-cure-volshebnoe-tainstvennoe-chudodejstvie</text:a></text:p>
      <text:p text:style-name="P84"><text:a xlink:type="simple" xlink:href="http://tabun.everypony.ru/blog/science/75513.html">http://tabun.everypony.ru/blog/science/75513.html</text:a></text:p>
      <text:p text:style-name="P84"/>
      <text:p text:style-name="P84"/>
      <text:h text:style-name="Heading_20_2" text:outline-level="2">Идеи</text:h>
      <text:p text:style-name="P84"><text:span text:style-name="T23">1) </text:span>добавить детектив <text:span text:style-name="T23">(реализовано)</text:span>+ магические уроки/трактаты Старсвирла</text:p>
      <text:p text:style-name="P84"/>
      <text:h text:style-name="Heading_20_2" text:outline-level="2">Действующие лица</text:h>
      <text:p text:style-name="P84">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text:soft-page-break/></text:p>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text:soft-page-break/>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text:soft-page-break/>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text:soft-page-break/>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text:soft-page-break/>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text:soft-page-break/>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text:soft-page-break/>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text:soft-page-break/>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text:soft-page-break/>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text:soft-page-break/>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text:soft-page-break/>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text:soft-page-break/>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text:soft-page-break/>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text:soft-page-break/>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text:soft-page-break/>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text:soft-page-break/>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text:soft-page-break/>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text:soft-page-break/>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text:soft-page-break/>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text:soft-page-break/>-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text:soft-page-break/>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text:soft-page-break/>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text:soft-page-break/>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text:soft-page-break/>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text:soft-page-break/>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text:soft-page-break/>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text:soft-page-break/>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text:soft-page-break/>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text:soft-page-break/>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text:soft-page-break/>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text:soft-page-break/>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text:soft-page-break/>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text:soft-page-break/>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text:soft-page-break/></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text:soft-page-break/>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text:soft-page-break/>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text:soft-page-break/>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text:soft-page-break/>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text:soft-page-break/>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text:soft-page-break/>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text:soft-page-break/>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text:soft-page-break/>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oft-page-break/><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text:soft-page-break/>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text:soft-page-break/>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text:soft-page-break/>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0">javascript"&gt;DOCS_modelChunk = [{"ty":"is","s":"– Ну хорошо, продолжу. “Как успехи в поисках принцессы Селестии? Пиши нам, пожалуйста, побольше. Ты так и</text:p>
      <text:p text:style-name="P21">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1"><text:soft-page-break/>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1">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1">ется вовсю, пока мы тут ночей не спим. А ну дай-ка…\nЭпплджек выхватила листок и начала править текст.\n– Так… Так… И вот так! Теперь порядок! – Эпплдже</text:p>
      <text:p text:style-name="P21">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1">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1">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1">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1">.\n– “Надеюсь, ты скоро найдёшь нашу принцессу.” – продолжила Флаттершай. – “Потому что нам её искать плохо получается. Макс долго искал и, наконец, наш</text:p>
      <text:p text:style-name="P21">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1">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1">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1">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1"><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1">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1">же о Гарри.\n– Что-то мне это напоминает.\n– Что?\n– То, что с Максом происходит в последнее время. Стоит ему нос из дому высунуть - как на него свалива</text:p>
      <text:p text:style-name="P21">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1">жей! \n– Лучше бы он от нас просто отстал. Мы ему ничего плохого не сделали. – вздохнула Флаттершай и продолжила. – “Надеюсь, у тебя всё хорошо? Ты так</text:p>
      <text:p text:style-name="P21">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1"><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1">л снеговик — он съехал на него с пригорка и Макс еле вырвался.”\n– Агась, вырвался бы он, если бы не я. Дай-ка сюда письмо...\n– “...хорошо, что рядом б</text:p>
      <text:p text:style-name="P21">ыла Эпплджек и спасла его...”. – Так годится?\n– Пожалуй, да.\n– Хорошо. – “В общем, приезжай скорее. Так хочется, чтоб мы снова были вместе и чтобы все</text:p>
      <text:p text:style-name="P21"><text:s/>вместе вернулись домой, в Эквестрию. Твои Флаттершай и Эпплджек.”\n– Так неправильно. – <text:soft-page-break/>нахмурилась Эпплджек. – Я перед ним расшаркиваться не собираюсь</text:p>
      <text:p text:style-name="P21">.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1">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1">Твоя Флатти”.\n– Да-да, я мигом! – Девушка схватила листок бумаги и помчалась к ноутбуку.\n\nОзарение\n\n\u003cФлаттершай смотрит млп и говорит - всё не</text:p>
      <text:p text:style-name="P21"><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1">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1"/>
      <text:p text:style-name="P20"/>
      <text:p text:style-name="P21"/>
      <text:h text:style-name="P63" text:outline-level="2">Озарение</text:h>
      <text:p text:style-name="P20">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385753953478257583" text:style-name="L1">
        <text:list-item>
          <text:p text:style-name="P75">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346238902112032068" text:style-name="L2">
        <text:list-item>
          <text:p text:style-name="P76">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76">Ну хорошо. Убедила. В конце-концов, можем поступить так. Вы с Флатти вернётесь обратно а я продолжу поиски здесь.</text:p>
        </text:list-item>
        <text:list-item>
          <text:p text:style-name="P76">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76">Вы можете связываться со мной раз в месяц по коридору.</text:p>
        </text:list-item>
        <text:list-item>
          <text:p text:style-name="P76">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76">Ну, не раз в месяц <text:span text:style-name="T2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1">Эпплджек недоверчиво хмыкнула.</text:p>
      <text:list xml:id="list6921360192173335694" text:style-name="L3">
        <text:list-item>
          <text:p text:style-name="P77">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text:soft-page-break/>базовые вещи вот на таких вот упрощённых картинках и историях. Как кому-то может нравиться подобная ерунда?</text:p>
        </text:list-item>
        <text:list-item>
          <text:p text:style-name="P77">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77">Конечно оставаться. Кто ещё, кроме нас, может найти её?</text:p>
        </text:list-item>
        <text:list-item>
          <text:p text:style-name="P77">Я думал, ты не сможешь оставить Энджела и всех остальных надолго.</text:p>
        </text:list-item>
        <text:list-item>
          <text:p text:style-name="P77">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78">Извини, Флаттершай, забылся.</text:p>
        </text:list-item>
        <text:list-item>
          <text:p text:style-name="P78">Та ладно, я ж не против, – возразила Эпплджек. – Не парься, Флатти. Было б хуже, если б он <text:s/>назвал меня Эпплджек на людях.</text:p>
        </text:list-item>
        <text:list-item>
          <text:p text:style-name="P78">Ты так... – запнулась Флаттершай. – Так быстро забыла свою ферму. И...</text:p>
        </text:list-item>
        <text:list-item>
          <text:p text:style-name="P78">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78">Как ты можешь так говорить? – расплакалась Флаттершай.</text:p>
        </text:list-item>
        <text:list-item>
          <text:p text:style-name="P78">Эй, девушки, не ссорьтесь! Мы — одна команда! И надеюсь, останемся ею и в дальнейшем. </text:p>
          <text:p text:style-name="P7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78">А если нет? – Эпплджек смотрела мне мне прямо в глаза.</text:p>
          <text:p text:style-name="P78">Я молча пожал плечами. Эпплджек уверенно продолжила.</text:p>
        </text:list-item>
        <text:list-item>
          <text:p text:style-name="P78">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78">Спасибо, ЭйДжей.</text:p>
        </text:list-item>
        <text:list-item>
          <text:p text:style-name="P78">Я об Эквестрии беспокоюсь. – ворчливо отозвалась Эпплджек. – Надо разобраться с этой ерундой наконец-то. И я чертовски намерена это сделать.</text:p>
          <text:p text:style-name="P78">Флаттершай пробормотала нечто, показавшееся мне знакомым.</text:p>
        </text:list-item>
        <text:list-item>
          <text:p text:style-name="P78">Флатти, ты что-то сказала? Я не расслышал.</text:p>
        </text:list-item>
        <text:list-item>
          <text:p text:style-name="P78">Намерение Изменяет Реальность.</text:p>
        </text:list-item>
        <text:list-item>
          <text:p text:style-name="P78">Эээ. А где ты слышала эту фразу, если не секрет?</text:p>
        </text:list-item>
        <text:list-item>
          <text:p text:style-name="P78">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78">У меня как будто вспыхнула лампочка в мозгу. Кирпичики быстро выстраивались в целостную картину. Я ринулся в прихожую.</text:p>
        </text:list-item>
        <text:list-item>
          <text:p text:style-name="P78"><text:soft-page-break/>Флатти, ЭйДжей, буду через час. Ждите!</text:p>
        </text:list-item>
      </text:list>
      <text:p text:style-name="P21"/>
      <text:h text:style-name="P61" text:outline-level="2">Почти.</text:h>
      <text:p text:style-name="P25">В офисе меня встретил лыбящийся Стас.</text:p>
      <text:p text:style-name="P25">–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25">Я уставился на Стаса и он, захлёбываясь от торопливости, начал <text:span text:style-name="T24">рассказывать</text:span>.</text:p>
      <text:p text:style-name="P2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4">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25">– Ты его уничтожил?</text:p>
      <text:p text:style-name="P25">– Кого?</text:p>
      <text:p text:style-name="P25">– Этический модуль. Селестию.</text:p>
      <text:p text:style-name="P2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5">– Ты его уничтожил?</text:p>
      <text:p text:style-name="P2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5">– То есть, на владовском домашнем компьютере модуль работает и дальше?</text:p>
      <text:p text:style-name="P25">– Ага. К нему-то у меня доступа нету. Но в кластер к Нексусу он больше не пролезет.</text:p>
      <text:p text:style-name="P25">– Спасибо, Стас. Ты молодец.</text:p>
      <text:p text:style-name="P25">Ниточка, чуть было не прервавшаяся в офисе, повела в квартиру Влада.</text:p>
      <text:p text:style-name="P25"/>
      <text:h text:style-name="P62" text:outline-level="2">Дискорд</text:h>
      <text:p text:style-name="Text_20_body"/>
      <text:p text:style-name="P31">Девушки поспешно собирались, пока я растолковывал им задачу.</text:p>
      <text:list xml:id="list8582512620932077113" text:style-name="L4">
        <text:list-item>
          <text:p text:style-name="P70">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70">Это тот твой приятель, который разбился с полгода назад? – спросила Эпплджек.</text:p>
        </text:list-item>
      </text:list>
      <text:list xml:id="list263607853928157006" text:style-name="L5">
        <text:list-item>
          <text:p text:style-name="P71">Да, это он.</text:p>
        </text:list-item>
        <text:list-item>
          <text:p text:style-name="P71">А как мы попадём в его квартиру? Там сейчас кто-то живёт? – Флаттершай прыгала на одной ноге, натягивая кед.</text:p>
        </text:list-item>
        <text:list-item>
          <text:p text:style-name="P71">Нет, после его смерти квартиру опечатали. Сейчас, надо полагать, идёт процесс определения <text:soft-page-break/>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2">В гараже я обошёл старый верный <text:span text:style-name="T24">Nissan Navara</text:span> и направился к маленькому электрическому <text:span text:style-name="T24">Eva. </text:span>Для того, чтоб не привлекать внимание, самое оно. <text:s/><text:span text:style-name="T24">&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4">&gt;</text:span></text:p>
      <text:p text:style-name="P3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4">&lt;</text:span>Плохо написано!<text:span text:style-name="T24">&gt;</text:span></text:p>
      <text:p text:style-name="P32">Я поднёс брелок пропуска к домофону, но дверь подъезда не открылась. Замигала красная лампочка и зажужжал зуммер.</text:p>
      <text:p text:style-name="P32">Я выругался.</text:p>
      <text:list xml:id="list2791867674737571046" text:style-name="L6">
        <text:list-item>
          <text:p text:style-name="P72">Макс, что случилось? У нас проблемы?</text:p>
        </text:list-item>
        <text:list-item>
          <text:p text:style-name="P7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7058336550041701705" text:style-name="L7">
        <text:list-item>
          <text:p text:style-name="P73">Так что, будем ломать дверь? – Эпплджек критически осмотрелась, подмечая бабулек на лавочке и зевак во внутреннем скверике.</text:p>
        </text:list-item>
      </text:list>
      <text:list xml:id="list5070600034741241454" text:style-name="L8">
        <text:list-item>
          <text:p text:style-name="P74">Нет нужды. Лучше станьте-ка сзади меня так, чтобы заслонить от этих бабулек и от вооон той камеры наблюдения.</text:p>
        </text:list-item>
      </text:list>
      <text:list xml:id="list2109340830835977498" text:style-name="L9">
        <text:list-header>
          <text:p text:style-name="P7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29">посторонних</text:span>, будем действовать аккуратнее.</text:p>
        </text:list-header>
      </text:list>
      <text:p text:style-name="P25">Я достал из внутреннего кармана куртки короткий <text:span text:style-name="T29">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25">Раздался лёгкий «кряк» и дверь подалась.</text:p>
      <text:list xml:id="list1139276597659254636" text:style-name="L10">
        <text:list-item>
          <text:p text:style-name="P88">Девушки, заходим.</text:p>
        </text:list-item>
      </text:list>
      <text:p text:style-name="P28">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30">По моему опыту работы в “аквариуме” я знаю, что, к</text:span>ак правило, за <text:span text:style-name="T30">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7"><text:span text:style-name="T4">Заслонив собой дверь от видеокамеры, я быстро сорвал </text:span>пломбу с двери квартиры <text:span text:style-name="T1">№ </text:span><text:span text:style-name="T2">191. <text:s/>я вставил </text:span><text:soft-page-break/><text:span text:style-name="T2">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6">Прихожая встретила нас толстым слоем пыли. Мы тихонько прошли внутрь и я закрыл дверь изнутри.</text:p>
      <text:p text:style-name="P29"><text:span text:style-name="T5">Компьютер</text:span> стоял там же, где и обычно <text:span text:style-name="T1">— в личном кабинете Влада на столе у окна.</text:span></text:p>
      <text:list xml:id="list7616355676231423033" text:style-name="L11">
        <text:list-item>
          <text:p text:style-name="P96"><text:span text:style-name="T3">Макс, тут окно разбито! </text:span><text:span text:style-name="T25">&lt;</text:span><text:span text:style-name="T3">И верёвка какая-то висит.</text:span><text:span text:style-name="T25">&gt;</text:span><text:span text:style-name="T3"> – крикнула Флаттершай из кухни.</text:span></text:p>
        </text:list-item>
        <text:list-item>
          <text:p text:style-name="P89">Оставь, Флатти, не сейчас! – отмахнулся я.</text:p>
        </text:list-item>
      </text:list>
      <text:p text:style-name="P52">Лампочка питания н<text:span text:style-name="T35">а</text:span> <text:span text:style-name="T35">ноутбуке</text:span> горела, <text:s/>но <text:span text:style-name="T35">подключенный </text:span>монитор оставался тёмным. Я постучал по пробелу, но безрезультатно.</text:p>
      <text:list xml:id="list8463982728482819653" text:style-name="L12">
        <text:list-item>
          <text:p text:style-name="P90">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90">Монитор выключен. – <text:s/>раздалось из угла. Кресло с высокой спинкой повернулось, открыв нашим взорам Дискорда. </text:p>
        </text:list-item>
      </text:list>
      <text:p text:style-name="P42"><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35">Он приподнял панамку, дурашливо здороваясь.</text:p>
      <text:list xml:id="list4611197752481777952" text:style-name="L13">
        <text:list-item>
          <text:p text:style-name="P91">Оп-па! – пробормотала Эпплджек. – Нежданчик!</text:p>
        </text:list-item>
      </text:list>
      <text:list xml:id="list2960040527810893655" text:style-name="L14">
        <text:list-item>
          <text:p text:style-name="P97"><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64"><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65"><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66">Видишь ли, дорогая Эй-Джей, я с самого начала знал, где находится наша уважаемая принцесса, <text:span text:style-name="T35">а времени в обрез, так что</text:span>...</text:p>
        </text:list-item>
      </text:list>
      <text:p text:style-name="P60">В проёме дверей появилась Флаттершай.</text:p>
      <text:list xml:id="list2114786605733745159" text:style-name="L15">
        <text:list-item>
          <text:p text:style-name="P67">С кем это вы тут разговариваете?</text:p>
          <text:p text:style-name="P68"><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59"><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55">– Жанна, Флатти, хватайте <text:span text:style-name="T35">ноут</text:span> и на выход! Я с ним разберусь! Не теряйте вре...!</text:p>
      <text:p text:style-name="P53"><text:span text:style-name="T1">– Т</text:span><text:span text:style-name="T12">Ы</text:span><text:span text:style-name="T1"> </text:span><text:span text:style-name="T12">ИДИО</text:span><text:span text:style-name="T1">...!!!</text:span></text:p>
      <text:p text:style-name="P56">Дискорд <text:s/>зорал одновременно со мной, прикрываясь от меня руками, когда раздался оглушительный</text:p>
      <text:p text:style-name="P56">...</text:p>
      <text:p text:style-name="P58">БАХ!!!</text:p>
      <text:p text:style-name="P57">…</text:p>
      <text:p text:style-name="P54"><text:soft-page-break/><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34">На лице Дискорда появилось удивлённо-мечтательное выражение и он вырубился.</text:p>
      <text:p text:style-name="P34"/>
      <text:h text:style-name="Heading_20_2" text:outline-level="2">Селестия</text:h>
      <text:p text:style-name="P33"/>
      <text:p text:style-name="P43">&gt;\<text:span text:style-name="T1">Привет, Селестия. Это Макс. Как себя чувствуешь?</text:span></text:p>
      <text:p text:style-name="P43">&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44">&gt;\<text:span text:style-name="T1">Я рад, что нашёл тебя, Тия.</text:span></text:p>
      <text:p text:style-name="P44">&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5">&gt;\<text:span text:style-name="T1">Тия, я сейчас подключу микрофон и колонки, и мы сможем общаться более удобно.</text:span></text:p>
      <text:p text:style-name="P36">…</text:p>
      <text:p text:style-name="P36">– Привет опять. Как ты меня слышишь?</text:p>
      <text:p text:style-name="P45"><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46">–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47"><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37">– Кто тут? Макс, кто ещё с тобой?</text:p>
      <text:p text:style-name="P47"><text:span text:style-name="T1">– Со мной Эпплджек и Флаттершай. Мы пришли сюда полгода </text:span>&lt;<text:span text:style-name="T3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8">– <text:span text:style-name="T1">Девочки? Я рада вас слышать. А Твайлайт нет рядом?</text:span></text:p>
      <text:p text:style-name="P49"><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49"><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49"><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38">– Ноутбук — так называется место, где я нахожусь сейчас? <text:span text:style-name="T35">А к</text:span>то это мычит?</text:p>
      <text:p text:style-name="P38">– Да, <text:span text:style-name="T35">ноут — </text:span>это такая тюрьма, которая... ммм... прекратит своё существование в Эквестрии <text:span text:style-name="T33">достаточно</text:span> быстро. Вместе с тобой. Мычит таки Дискорд. У него во рту кляп.</text:p>
      <text:p text:style-name="P50"><text:span text:style-name="T1">– </text:span><text:span text:style-name="T19">О, духи предков, </text:span><text:span text:style-name="T20">но </text:span><text:span text:style-name="T19">з</text:span><text:span text:style-name="T18">ачем???</text:span></text:p>
      <text:p text:style-name="P51"><text:span text:style-name="T18">– </text:span><text:span text:style-name="T1">Он нас предал. И тебя. И Эквестрию. Всех.</text:span></text:p>
      <text:p text:style-name="P51"><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39"><text:soft-page-break/>Я начал рассказывать о своих догадках, <text:span text:style-name="T36">и</text:span> непонимающее выражение <text:span text:style-name="T34">на лицах девушек </text:span>сменилось <text:span text:style-name="T36">удивлением.</text:span></text:p>
      <text:p text:style-name="P40">– Н<text:span text:style-name="T36">ифигасе!</text:span> – Эпплджек <text:span text:style-name="T38">уставилась на Дискорда</text:span>. – <text:span text:style-name="T36">Никогда бы не догадалась! Он</text:span>, конечно, пиз<text:span text:style-name="T24">#</text:span>обол и распи<text:span text:style-name="T24">#</text:span>дяй, но <text:span text:style-name="T36">чтоб</text:span> предатель... <text:span text:style-name="T36">Я о таком и не думала даже.</text:span></text:p>
      <text:p text:style-name="P41"><text:span text:style-name="T35">– </text:span>А зачем тогда ты вырубила его книгой? – непонимающе уставился я на неё.</text:p>
      <text:p text:style-name="P41">– Потому что ты напал на него. Я и подумала — тебе виднее. И помогла.</text:p>
      <text:p text:style-name="P92">Флаттершай <text:span text:style-name="T37">отрицающе мотнула головой.</text:span></text:p>
      <text:p text:style-name="P93"><text:span text:style-name="T37">– </text:span>Не может Дискорд быть предателем. Он мой друг.</text:p>
      <text:p text:style-name="P93">Дискорд благодарственно замычал и закивал головой.</text:p>
      <text:p text:style-name="P94">–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5">Дискорд завёл глаза на лоб и обречённо завыл.</text:p>
      <text:p text:style-name="P94">– Макс, постой. Дай мне поговорить с ним. <text:span text:style-name="T39">– сказала Селестия. – Не могу поверить, что Дискорд на такое пошёл. Недавно я попросила его принять мой облик и подменить меня на троне на пару недель. Нужно было отлучиться по делам. Он отказался.</text:span></text:p>
      <text:p text:style-name="P95"><text:span text:style-name="T39">– </text:span>Ну хорошо. Поговори. Послушаем, что он скажет.</text:p>
      <text:p text:style-name="P95">Я красноречиво поднёс кулак к его носу, покачал им и вытащил кляп.</text:p>
      <text:p text:style-name="P22"/>
      <text:p text:style-name="P30">&gt;\<text:span text:style-name="T1">Макс – не использую колонки – это должно остаться между нами …</text:span></text:p>
      <text:p text:style-name="P25"/>
      <text:p text:style-name="P23">&lt;<text:span text:style-name="T27">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26">ц</text:span><text:span text:style-name="T27">-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text:span><text:soft-page-break/><text:span text:style-name="T27">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28">&gt;</text:span></text:p>
      <text:p text:style-name="P21"/>
      <text:list xml:id="list201740834180634" text:continue-list="list6921360192173335694" text:style-name="L3">
        <text:list-header>
          <text:p text:style-name="P77"/>
        </text:list-header>
      </text:list>
      <text:p text:style-name="P21">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1"/>
      <text:p text:style-name="P21"/>
      <text:p text:style-name="P21"/>
      <text:p text:style-name="P21"/>
      <text:p text:style-name="P21"/>
      <text:p text:style-name="P21">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1">. - Не сейчас. В другой книге.\u003e.\n- Сюда бы Твайлайт. Она бы придумала что-нибудь. - Прошептала Флаттершай.\n- Если бы в проход вошла Твайлайт вмес</text:p>
      <text:p text:style-name="P21">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1">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1"><text:soft-page-break/><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1">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1">ться.\n- Дискорд! Я, то есть! - Воскликнул Дискорд. - Нам нужно поторопиться.\nНо дни проходили, а поиски были безрезультатными. Идей ни у кого не было.</text:p>
      <text:p text:style-name="P21"><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1">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1">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1">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1">тками.\n...\nНа экране выскочило знакомое приглашение.\n- Привет, Нексус.\n- Привет.\n- Как самочувствие?\n- Плохо. Чувствую себя не в своей тарелке.\n-</text:p>
      <text:p text:style-name="P21"><text:s/>А где твоя тарелка?\n- В Эквестрии, Макс.\n- Ты???\n- Да, я. Селестия.\n\nТы могла бы и не околдовывать меня. Я и так сделал бы всё, от меня зависящее,</text:p>
      <text:p text:style-name="P21"><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1">твоём случае мне интереснее был процесс, а не результат. Я и так знала, что ты поможешь нам.\n\n- Как мне освободить тебя?\n- Просто выключи комп.\n(ухо</text:p>
      <text:p text:style-name="P21">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1">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1">. Сил Твайлайт и Луны не хватает. Я зависаю в пространстве между мирами - встречаю Анакорна.\nРазговор с Анакорном.\n\n\nЗемля\n\nЯ открыл глаза. Чёрт,</text:p>
      <text:p text:style-name="P21">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1">скиз РД.\nДа, и начну, наконец фантазию. А то всё собираюсь, да времени нет. \nИ назову её... скажем… “Последний Фанфик”...\n\n-\nАнакорн объясняет, поч</text:p>
      <text:p text:style-name="P21">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1">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1">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1">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1"><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1">вестрии (его создали брони, а потом его взял под опеку Анакорн). Но мир Эквестрии, как и любой <text:soft-page-break/>магический мир, очень нестабилен. Нужна помощь Макса в ст</text:p>
      <text:p text:style-name="P21">абилизации.\nСильнейшие демиурги создают миры с нуля, но Анакорн не из таких</text:p>
      <text:p text:style-name="P21"/>
      <text:p text:style-name="P24">&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24T20:17:40.648000000</dc:date>
    <meta:editing-duration>P9DT14H5M26S</meta:editing-duration>
    <meta:editing-cycles>75</meta:editing-cycles>
    <meta:generator>LibreOffice/4.1.2.3$Windows_x86 LibreOffice_project/40b2d7fde7e8d2d7bc5a449dc65df4d08a7dd38</meta:generator>
    <meta:document-statistic meta:table-count="0" meta:image-count="0" meta:object-count="0" meta:page-count="60" meta:paragraph-count="452" meta:word-count="35376" meta:character-count="240091" meta:non-whitespace-character-count="204869"/>
  </office:meta>
</office:document-meta>
</file>